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23-12-1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21-01-20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18-06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16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15-11-1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12-11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09-11-17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2001-11-2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1995-11-0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2</text:p>
          </table:table-cell>
          <table:table-cell office:value-type="string" calcext:value-type="string">
            <text:p>1986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